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15cm" fo:min-width="4.8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3cm" svg:height="2.4cm" svg:x="3.4cm" svg:y="2.6cm"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3cm" svg:height="2.4cm" svg:x="13.078cm" svg:y="2.583cm">
          <text:p text:style-name="P1">Item 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cm" svg:height="2.4cm" svg:x="3.4cm" svg:y="9.6cm">
          <text:p text:style-name="P1">Booking</text:p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cm" svg:height="2.4cm" svg:x="3.4cm" svg:y="16.1cm">
          <text:p text:style-name="P1">Book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3cm" svg:height="2.4cm" svg:x="13cm" svg:y="16.1cm">
          <text:p text:style-name="P1">Table<text:line-break/>Numb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cm" svg:height="2.4cm" svg:x="3.4cm" svg:y="22.9cm">
          <text:p text:style-name="P1">Custom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6.05cm" svg:y1="22.9cm" svg:x2="6.05cm" svg:y2="18.5cm" draw:start-shape="id1" draw:start-glue-point="0" draw:end-shape="id2" draw:end-glue-point="2" svg:d="M6050 22900v-501-3398-501" svg:viewBox="0 0 1 4401">
          <text:p/>
        </draw:connector>
        <draw:connector draw:style-name="gr2" draw:text-style-name="P1" draw:layer="layout" draw:type="line" svg:x1="6.05cm" svg:y1="16.1cm" svg:x2="6.05cm" svg:y2="12cm" draw:start-shape="id2" draw:start-glue-point="0" draw:end-shape="id3" draw:end-glue-point="2" svg:d="M6050 16100v-4100" svg:viewBox="0 0 1 4101">
          <text:p/>
        </draw:connector>
        <draw:connector draw:style-name="gr2" draw:text-style-name="P1" draw:layer="layout" draw:type="line" svg:x1="6.05cm" svg:y1="9.6cm" svg:x2="6.05cm" svg:y2="5cm" draw:start-shape="id3" draw:start-glue-point="0" draw:end-shape="id4" svg:d="M6050 9600v-4600" svg:viewBox="0 0 1 4601">
          <text:p/>
        </draw:connector>
        <draw:connector draw:style-name="gr2" draw:text-style-name="P1" draw:layer="layout" draw:type="line" svg:x1="8.7cm" svg:y1="3.8cm" svg:x2="13.078cm" svg:y2="3.783cm" draw:start-shape="id4" draw:start-glue-point="1" draw:end-shape="id5" draw:end-glue-point="3" svg:d="M8700 3800l4378-17" svg:viewBox="0 0 4379 18">
          <text:p/>
        </draw:connector>
        <draw:connector draw:style-name="gr2" draw:text-style-name="P1" draw:layer="layout" draw:type="line" svg:x1="8.7cm" svg:y1="17.3cm" svg:x2="13cm" svg:y2="17.3cm" draw:start-shape="id2" draw:start-glue-point="1" draw:end-shape="id6" draw:end-glue-point="3" svg:d="M8700 17300h4300" svg:viewBox="0 0 4301 1">
          <text:p/>
        </draw:connector>
        <draw:line draw:style-name="gr2" draw:text-style-name="P1" draw:layer="layout" svg:x1="4.7cm" svg:y1="18.5cm" svg:x2="6.1cm" svg:y2="19.6cm">
          <text:p/>
        </draw:line>
        <draw:line draw:style-name="gr2" draw:text-style-name="P1" draw:layer="layout" svg:x1="7.4cm" svg:y1="18.5cm" svg:x2="6cm" svg:y2="19.6cm">
          <text:p/>
        </draw:line>
        <draw:line draw:style-name="gr2" draw:text-style-name="P1" draw:layer="layout" svg:x1="4.7cm" svg:y1="12.1cm" svg:x2="6.1cm" svg:y2="13.2cm">
          <text:p/>
        </draw:line>
        <draw:line draw:style-name="gr2" draw:text-style-name="P1" draw:layer="layout" svg:x1="7.5cm" svg:y1="12.1cm" svg:x2="6.1cm" svg:y2="13.2cm">
          <text:p/>
        </draw:line>
        <draw:line draw:style-name="gr2" draw:text-style-name="P1" draw:layer="layout" svg:x1="7cm" svg:y1="9.5cm" svg:x2="6cm" svg:y2="8.6cm">
          <text:p/>
        </draw:line>
        <draw:line draw:style-name="gr2" draw:text-style-name="P1" draw:layer="layout" svg:x1="5.1cm" svg:y1="9.6cm" svg:x2="6cm" svg:y2="8.7cm">
          <text:p/>
        </draw:line>
        <draw:line draw:style-name="gr2" draw:text-style-name="P1" draw:layer="layout" svg:x1="9.8cm" svg:y1="3.9cm" svg:x2="8.7cm" svg:y2="4.6cm">
          <text:p/>
        </draw:line>
        <draw:line draw:style-name="gr2" draw:text-style-name="P1" draw:layer="layout" svg:x1="9.8cm" svg:y1="3.7cm" svg:x2="8.7cm" svg:y2="3.3cm">
          <text:p/>
        </draw:line>
        <draw:line draw:style-name="gr2" draw:text-style-name="P1" draw:layer="layout" svg:x1="9.8cm" svg:y1="17.3cm" svg:x2="8.7cm" svg:y2="18cm">
          <text:p/>
        </draw:line>
        <draw:line draw:style-name="gr2" draw:text-style-name="P1" draw:layer="layout" svg:x1="9.7cm" svg:y1="17.2cm" svg:x2="8.6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31:58.139000000</meta:creation-date>
    <dc:date>2015-03-06T13:42:37.815000000</dc:date>
    <meta:editing-duration>PT10M43S</meta:editing-duration>
    <meta:editing-cycles>1</meta:editing-cycles>
    <meta:document-statistic meta:object-count="21"/>
    <meta:generator>LibreOffice/4.3.2.2$Windows_x86 LibreOffice_project/edfb5295ba211bd31ad47d0bad0118690f76407d</meta:generator>
  </office:meta>
</office:document-meta>
</file>